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3"/>
      <text:p text:style-name="P4">[!-- BEGIN articles --]</text:p>
      <text:p text:style-name="P7">{titreArticle}</text:p>
      <text:p text:style-name="P4"/>
      <text:p text:style-name="P4">{texteArticle}</text:p>
      <text:p text:style-name="P4"/>
      <text:p text:style-name="P6">{image}</text:p>
      <text:p text:style-name="P5"/>
      <text:p text:style-name="P8">[!-- END articles --]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2:34:44.419000000</dc:date>
    <meta:editing-cycles>28</meta:editing-cycles>
    <meta:editing-duration>PT1H38M34S</meta:editing-duration>
    <meta:document-statistic meta:table-count="0" meta:image-count="0" meta:object-count="0" meta:page-count="1" meta:paragraph-count="7" meta:word-count="15" meta:character-count="95" meta:non-whitespace-character-count="89"/>
    <meta:user-defined meta:name="Info 1"/>
    <meta:user-defined meta:name="Info 2"/>
    <meta:user-defined meta:name="Info 3"/>
    <meta:user-defined meta:name="Info 4"/>
  </office:meta>
</office:document-meta>
</file>